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ENAZOA RIOS, GERSON BREM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781269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ENAZOA RIOS, GERSON BREM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781269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9/2021</text:p>
          </table:table-cell>
          <table:table-cell table:style-name="Tabla2.A2" office:value-type="string">
            <text:p text:style-name="P9">28439</text:p>
          </table:table-cell>
          <table:table-cell table:style-name="Tabla2.A2" office:value-type="string">
            <text:p text:style-name="P9">5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ANUEL BALCAZAR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2:02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